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Едуард Торндайк - ввів термін "метод спроб і помилок" <text:line-break/><text:line-break/>Мозковий Штурм Алекса Озборна. Не психолог, працював багато де, на нижніх посадах. <text:line-break/><text:line-break/>Синектика Вільяма Гордона. Не психолог, не закінчив кілька універів, перепробував багато професій<text:line-break/>Для свіжого погляду на проблему використ. аналогії:<text:line-break/>- пряма - будь-яка аналогія, напр. природня<text:line-break/>- емпатійна - треба поставити себе на місце обєкта<text:line-break/>- символічна - короткий символічний опис проблеми або об'єкта. Прийом: придумати парадоксальну назву книжки про проблему чи об' єкт. <text:line-break/>- фантастична - викласти пробл. у формі казки, легенди<text:line-break/><text:line-break/>ФАНТОГРАММЫ <text:line-break/>Вертикальной осью фантограммы служат универсальные показатели, характеризующие любую систему: химический состав вещества, физическое состояние вещества, инфраструктура системы (например, для дерева — клетка), система, надструктура системы (для дерева — лес), направление развития, воспроизведение, энергообеспечение, способ передвижения, сфера распространения, управление, назначение.<text:line-break/>В качестве горизонтальной оси приведен перечень приемов изменения: уменьшить, увеличить, объединить, разъединить, раздробить, заменить данное свойство антисвойством, ускорить, замедлить, сместить во времени назад, сместить во времени вперед, сделать свойство меняющимся во времени или, наоборот, постоянным, отделить функцию от объекта, изменить связь со средой.<text:line-break/><text:line-break/>Молодим системам притаманна жорсткі зв'язки між частинами. Вона обмежує адаптивність до змінних зовнішніх умов.<text:line-break/>Тому їх розвиток має етап динамізації.<text:line-break/>Ідеальна деталь це та, якої не існує але її <text:s/>функції виконуються.<text:line-break/>Ще одним етапом розвитку є ідеалізація системи.<text:line-break/>Потім система інтегрується в бі-систему, а потім в полі-систему. Особливості при цьому переході: створюється внутрішнє середовище зі специфічними умовами, можна отримати ефект багато-ступіньчасті(багатокаскадності - вихід одного каскаду іде на вхід іншого). На першому етапі бі- полі-системи її складові просто розташовані ближче - зменшились затрати на з'єднання, але кількість зв' язків не збільшилась. Вектори розвику полісистем: збільшувати кількість зв'язків; збільшення розбіжності між системами(в ідеалі система і антисистема в одній полісистемі) <text:line-break/>Чим складніша система, тим нерівномірніший її розвиток.<text:line-break/>Ще системи розвиваються в напрямку покращення керованості. <text:line-break/>Ще правило. Робочі органи переходять на мікрорівень: багато дрібних роликів, по яких щось ковзає, заміняють на поверхню із дуже гладкого матеріалу. <text:line-break/><text:line-break/>Краще вибирати пару де є протиріччя так, щоб в неї входили деталь і частина інструменту, контактуюча з деталлю. <text:line-break/>Треба виділити "оперативну зону", де треба збільшити ідеальність, і витіснити з неї складне/громіздке в надсистему. <text:line-break/><text:line-break/>веполь - от слов «вещество» и «поле». В речовину підмішують феромагнітну стружку - тепер речовиною можна управляти за допомогою магнітного поля.<text:line-break/><text:soft-page-break/><text:line-break/>Ще прийом покращення системи - узгодження ритміки її складових. <text:line-break/><text:line-break/>Ще спосіб шукати рішення - розглянути минуле перед проблемним процесом і майбутнє після. 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9:51:03.667533800</meta:creation-date>
    <dc:date>2025-09-09T19:51:31.833287600</dc:date>
    <meta:editing-duration>PT28S</meta:editing-duration>
    <meta:editing-cycles>1</meta:editing-cycles>
    <meta:document-statistic meta:table-count="0" meta:image-count="0" meta:object-count="0" meta:page-count="2" meta:paragraph-count="1" meta:word-count="383" meta:character-count="2958" meta:non-whitespace-character-count="2552"/>
    <meta:generator>LibreOffice/25.2.5.2$Windows_X86_64 LibreOffice_project/03d19516eb2e1dd5d4ccd751a0d6f35f35e08022</meta:generator>
  </office:meta>
</office:document-meta>
</file>